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Flea<text:s/>Market<text:s/>Vendors<text:s/>Fair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Come<text:s/>out<text:s/>and<text:s/>see<text:s/>our<text:s/>variety<text:s/>of<text:s/>vendors<text:s/>that<text:s/>will<text:s/>be<text:s/>set<text:s/>up<text:s/>throughout<text:s/>the<text:s/>entire<text:s/>weekend!<text:s/>See<text:s/>the<text:s/>Facebook<text:s/>Event:<text:s/></text:span><text:span text:style-name="T2_8"><text:a xlink:type="simple" xlink:href="https://www.facebook.com/events/2304080996580945/"><text:span text:style-name="T2_9">https://www.facebook.com/events/2304080996580945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